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7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4.82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868cm"/>
    </style:style>
    <style:style style:name="co10" style:family="table-column">
      <style:table-column-properties fo:break-before="auto" style:column-width="1.277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03cm"/>
    </style:style>
    <style:style style:name="co16" style:family="table-column">
      <style:table-column-properties fo:break-before="auto" style:column-width="3.683cm"/>
    </style:style>
    <style:style style:name="co17" style:family="table-column">
      <style:table-column-properties fo:break-before="auto" style:column-width="1.154cm"/>
    </style:style>
    <style:style style:name="co18" style:family="table-column">
      <style:table-column-properties fo:break-before="auto" style:column-width="3.861cm"/>
    </style:style>
    <style:style style:name="co19" style:family="table-column">
      <style:table-column-properties fo:break-before="auto" style:column-width="3.602cm"/>
    </style:style>
    <style:style style:name="co20" style:family="table-column">
      <style:table-column-properties fo:break-before="auto" style:column-width="1.863cm"/>
    </style:style>
    <style:style style:name="co21" style:family="table-column">
      <style:table-column-properties fo:break-before="auto" style:column-width="3.528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spreadsheet>
      <table:table table:name="Qualifika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ce2"/>
        <table:table-column table:style-name="co5" table:default-cell-style-name="ce5"/>
        <table:table-column table:style-name="co1" table:default-cell-style-name="Default"/>
        <table:table-column table:style-name="co6" table:default-cell-style-name="ce2"/>
        <table:table-column table:style-name="co3" table:default-cell-style-name="ce5"/>
        <table:table-column table:style-name="co1" table:default-cell-style-name="Default"/>
        <table:table-column table:style-name="co6" table:default-cell-style-name="ce2"/>
        <table:table-column table:style-name="co3" table:default-cell-style-name="ce5"/>
        <table:table-column table:style-name="co1" table:default-cell-style-name="Default"/>
        <table:table-column table:style-name="co6" table:default-cell-style-name="ce2"/>
        <table:table-column table:style-name="co3" table:default-cell-style-name="ce5"/>
        <table:table-column table:style-name="co7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Vorqualifikation</text:p>
          </table:table-cell>
          <table:table-cell table:style-name="ce1" table:number-columns-repeated="2"/>
          <table:table-cell table:style-name="ce1" office:value-type="string">
            <text:p>1. Runde</text:p>
          </table:table-cell>
          <table:table-cell table:style-name="ce6"/>
          <table:table-cell table:style-name="ce1"/>
          <table:table-cell table:style-name="ce1" office:value-type="string">
            <text:p>2. Runde</text:p>
          </table:table-cell>
          <table:table-cell table:style-name="ce6"/>
          <table:table-cell table:style-name="ce1"/>
          <table:table-cell table:style-name="ce1" office:value-type="string">
            <text:p>3. Runde</text:p>
          </table:table-cell>
          <table:table-cell table:style-name="ce6"/>
          <table:table-cell table:style-name="ce1"/>
          <table:table-cell table:style-name="ce1" office:value-type="string">
            <text:p>Play-Off</text:p>
          </table:table-cell>
          <table:table-cell table:style-name="ce6"/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>
            <text:p>FK Ventspils</text:p>
          </table:table-cell>
          <table:table-cell office:value-type="string">
            <text:p>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FC Dinamo Auto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Djurgadens IF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Rosenborg Trondheim</text:p>
          </table:table-cell>
          <table:table-cell office:value-type="string">
            <text:p>4</text:p>
          </table:table-cell>
          <table:table-cell/>
          <table:table-cell table:style-name="ce3" office:value-type="string">
            <text:p>Europa FC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UMF Breidablik Kopavogur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Kuopion PS</text:p>
          </table:table-cell>
          <table:table-cell office:value-type="string">
            <text:p>1 (4 i.E.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Nomme Kalju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Slovan Bratislava</text:p>
          </table:table-cell>
          <table:table-cell office:value-type="string">
            <text:p>1 (3 i.E.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NS Mura</text:p>
          </table:table-cell>
          <table:table-cell office:value-type="string">
            <text:p>4</text:p>
          </table:table-cell>
          <table:table-cell/>
          <table:table-cell table:style-name="ce3" office:value-type="string">
            <text:p>FC Linfield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Aarhus GF</text:p>
          </table:table-cell>
          <table:table-cell office:value-type="string">
            <text:p>5</text:p>
          </table:table-cell>
          <table:table-cell/>
          <table:table-cell table:style-name="ce3" office:value-type="string">
            <text:p>FC Floriana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FC Honka Espoo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Flora Tallinn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Schachzjor Salihorsk</text:p>
          </table:table-cell>
          <table:table-cell office:value-type="string">
            <text:p>0 (1 i.E.)</text:p>
          </table:table-cell>
          <table:table-cell/>
          <table:table-cell table:style-name="ce4" office:value-type="string">
            <text:p>KR Reykjavik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Sfintul Gheorghe Suruceni</text:p>
          </table:table-cell>
          <table:table-cell office:value-type="string">
            <text:p>0 (4 i.E.)</text:p>
          </table:table-cell>
          <table:table-cell/>
          <table:table-cell table:style-name="ce3" office:value-type="string">
            <text:p>FC Ararat-Armenia Erewan</text:p>
          </table:table-cell>
          <table:table-cell office:value-type="string">
            <text:p>3 (4 n.V.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Partizan Belgrad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CS Fola Esch</text:p>
          </table:table-cell>
          <table:table-cell office:value-type="string">
            <text:p>3 (3 n.V.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Rigas Futbola Skola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FK Ventspils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Apollon Limassol</text:p>
          </table:table-cell>
          <table:table-cell office:value-type="string">
            <text:p>5</text:p>
          </table:table-cell>
          <table:table-cell/>
          <table:table-cell table:style-name="ce4" office:value-type="string">
            <text:p>Rosenborg Trondheim</text:p>
          </table:table-cell>
          <table:table-cell office:value-type="string">
            <text:p>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Saburtalo Tiflis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NS Mura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Djurgardens IF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Hammarby IF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Aarhus GF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CFR Cluj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Puskas Akademia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Sfintul Gheorghe Suruceni</text:p>
          </table:table-cell>
          <table:table-cell office:value-type="string">
            <text:p>0 (0 n.V.)</text:p>
          </table:table-cell>
          <table:table-cell/>
          <table:table-cell table:style-name="ce4" office:value-type="string">
            <text:p>Kuopion PS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Lech Posen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Partizan Belgrad</text:p>
          </table:table-cell>
          <table:table-cell office:value-type="string">
            <text:p>0 (1 n.V.)</text:p>
          </table:table-cell>
          <table:table-cell/>
          <table:table-cell table:style-name="ce4" office:value-type="string">
            <text:p>Suduva Marijampole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FC Valmiera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OF Iraklion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FC Floriana</text:p>
          </table:table-cell>
          <table:table-cell office:value-type="string">
            <text:p>0 (2 i.E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Honved Budapest</text:p>
          </table:table-cell>
          <table:table-cell office:value-type="string">
            <text:p>1 (2 n.V.)</text:p>
          </table:table-cell>
          <table:table-cell/>
          <table:table-cell table:style-name="ce3" office:value-type="string">
            <text:p>Apollon Limassol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Flora Tallinn</text:p>
          </table:table-cell>
          <table:table-cell office:value-type="string">
            <text:p>0 (4 i.E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Inter Turku</text:p>
          </table:table-cell>
          <table:table-cell office:value-type="string">
            <text:p>1 (1 n.V.)</text:p>
          </table:table-cell>
          <table:table-cell/>
          <table:table-cell table:style-name="ce4" office:value-type="string">
            <text:p>Hammarby IF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FC Ararat-Armenia Erewan</text:p>
          </table:table-cell>
          <table:table-cell office:value-type="string">
            <text:p>0 (1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Malmö FF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Lech Posen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NK Celje</text:p>
          </table:table-cell>
          <table:table-cell office:value-type="string">
            <text:p>0 (0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KS Cracovia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Honved Budapest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Rosenborg Trondheim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Teuta Durres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Malmö FF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Alanyaspor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Beitar Jerusalem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Teuta Durres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NS Mura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Lokomotivi Tiflis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FC Granada</text:p>
          </table:table-cell>
          <table:table-cell office:value-type="string">
            <text:p>4</text:p>
          </table:table-cell>
          <table:table-cell/>
          <table:table-cell table:style-name="ce4" office:value-type="string">
            <text:p>PSV Eindhoven</text:p>
          </table:table-cell>
          <table:table-cell office:value-type="string">
            <text:p>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Universitatea Craiova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Lokomotivi Tiflis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RSC Charleroi</text:p>
          </table:table-cell>
          <table:table-cell office:value-type="string">
            <text:p>1 (2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Petrocub Hincesti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Dynamo Moskau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Partizan Belgrad</text:p>
          </table:table-cell>
          <table:table-cell office:value-type="string">
            <text:p>1 (1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TSC Backa Topola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TSC Backa Topola</text:p>
          </table:table-cell>
          <table:table-cell office:value-type="string">
            <text:p>4 (4 i.E.)</text:p>
          </table:table-cell>
          <table:table-cell/>
          <table:table-cell table:style-name="ce4" office:value-type="string">
            <text:p>Apollon Limassol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CFR Cluj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FCSB Bukarest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FCSB Bukarest</text:p>
          </table:table-cell>
          <table:table-cell office:value-type="string">
            <text:p>4 (5 i.E.)</text:p>
          </table:table-cell>
          <table:table-cell/>
          <table:table-cell table:style-name="ce4" office:value-type="string">
            <text:p>Lech Posen</text:p>
          </table:table-cell>
          <table:table-cell office:value-type="string">
            <text:p>5</text:p>
          </table:table-cell>
          <table:table-cell/>
          <table:table-cell table:style-name="ce3" office:value-type="string">
            <text:p>Kuopion PS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Schirak Gjumri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FK Riteriai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Malmö FF</text:p>
          </table:table-cell>
          <table:table-cell office:value-type="string">
            <text:p>5</text:p>
          </table:table-cell>
          <table:table-cell/>
          <table:table-cell table:style-name="ce4" office:value-type="string">
            <text:p>Dinamo Zagreb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Tre Penne Galazzano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K Riteriai</text:p>
          </table:table-cell>
          <table:table-cell office:value-type="string">
            <text:p>2 (3 n.V.)</text:p>
          </table:table-cell>
          <table:table-cell/>
          <table:table-cell table:style-name="ce3" office:value-type="string">
            <text:p>Slovan Liberec</text:p>
          </table:table-cell>
          <table:table-cell office:value-type="string">
            <text:p>5</text:p>
          </table:table-cell>
          <table:table-cell/>
          <table:table-cell table:style-name="ce3" office:value-type="string">
            <text:p>Lokomotiva Zagreb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Flora Tallinn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SC Gjilani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Derry City</text:p>
          </table:table-cell>
          <table:table-cell office:value-type="string">
            <text:p>2 (2 n.V.)</text:p>
          </table:table-cell>
          <table:table-cell/>
          <table:table-cell table:style-name="ce4" office:value-type="string">
            <text:p>Qaisar Qysylorda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FC Granada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FC Ararat-Armenia Erewan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FC Coleraine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C Gjilani</text:p>
          </table:table-cell>
          <table:table-cell office:value-type="string">
            <text:p>0 (0 n.V.)</text:p>
          </table:table-cell>
          <table:table-cell/>
          <table:table-cell table:style-name="ce4" office:value-type="string">
            <text:p>APOEL Nikosia</text:p>
          </table:table-cell>
          <table:table-cell office:value-type="string">
            <text:p>4</text:p>
          </table:table-cell>
          <table:table-cell/>
          <table:table-cell table:style-name="ce4" office:value-type="string">
            <text:p>Lokomotivi Tiflis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Roter Stern Belgrad</text:p>
          </table:table-cell>
          <table:table-cell office:value-type="string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P La Fiorita Montegiardino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>
            <text:p>APOEL Nikosia</text:p>
          </table:table-cell>
          <table:table-cell office:value-type="string">
            <text:p>0 (2 n.V.)</text:p>
          </table:table-cell>
          <table:table-cell/>
          <table:table-cell table:style-name="ce3" office:value-type="string">
            <text:p>Olimpija Ljubljana</text:p>
          </table:table-cell>
          <table:table-cell office:value-type="string">
            <text:p>2 (2 n.V.)</text:p>
          </table:table-cell>
          <table:table-cell/>
          <table:table-cell table:style-name="ce3" office:value-type="string">
            <text:p>FCSB Bukarest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Rosenborg Trondheim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FC Glentoran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Olimpija Ljubljana</text:p>
          </table:table-cell>
          <table:table-cell office:value-type="string">
            <text:p>1 (2 n.V.)</text:p>
          </table:table-cell>
          <table:table-cell/>
          <table:table-cell table:style-name="ce3" office:value-type="string">
            <text:p>Zrinjski Mostar</text:p>
          </table:table-cell>
          <table:table-cell office:value-type="string">
            <text:p>2 (3 n.V.)</text:p>
          </table:table-cell>
          <table:table-cell/>
          <table:table-cell table:style-name="ce3" office:value-type="string">
            <text:p>Slovan Liberec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PSV Eindhoven</text:p>
          </table:table-cell>
          <table:table-cell office:value-type="string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HB Torshavn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Vikingur Reykjavik</text:p>
          </table:table-cell>
          <table:table-cell office:value-type="string">
            <text:p>1 (1 n.V.)</text:p>
          </table:table-cell>
          <table:table-cell/>
          <table:table-cell table:style-name="ce4" office:value-type="string">
            <text:p>KF Laci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APOEL Nikosia</text:p>
          </table:table-cell>
          <table:table-cell office:value-type="string">
            <text:p>2 (4 i.E.)</text:p>
          </table:table-cell>
          <table:table-cell/>
          <table:table-cell table:style-name="ce3" office:value-type="string">
            <text:p>RSC Charleroi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t. Joseph's FC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Zrinjski Mostar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Hapoel Beer Sheva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Zrinjski Mostar</text:p>
          </table:table-cell>
          <table:table-cell office:value-type="string">
            <text:p>2 (2 i.E.)</text:p>
          </table:table-cell>
          <table:table-cell/>
          <table:table-cell table:style-name="ce3" office:value-type="string">
            <text:p>Lech Posen</text:p>
          </table:table-cell>
          <table:table-cell office:value-type="string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B36 Torshavn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FC Differdange 03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FC Coleraine</text:p>
          </table:table-cell>
          <table:table-cell office:value-type="string">
            <text:p>2 (0 i.E.)</text:p>
          </table:table-cell>
          <table:table-cell/>
          <table:table-cell table:style-name="ce3" office:value-type="string">
            <text:p>Hapoel Beer Sheva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Malmö FF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UE Engordany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Keshla FK</text:p>
          </table:table-cell>
          <table:table-cell office:value-type="string">
            <text:p>0 (4 i.E.)</text:p>
          </table:table-cell>
          <table:table-cell/>
          <table:table-cell table:style-name="ce3" office:value-type="string">
            <text:p>FC Motherwell</text:p>
          </table:table-cell>
          <table:table-cell office:value-type="string">
            <text:p>2 (3 i.E.)</text:p>
          </table:table-cell>
          <table:table-cell/>
          <table:table-cell table:style-name="ce3" office:value-type="string">
            <text:p>FC Motherwell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FC Granada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Zeta Golubovci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KF Laci</text:p>
          </table:table-cell>
          <table:table-cell office:value-type="string">
            <text:p>0 (5 i.E.)</text:p>
          </table:table-cell>
          <table:table-cell/>
          <table:table-cell table:style-name="ce4" office:value-type="string">
            <text:p>FK Astana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Viktoria Pilsen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Slovan Liberec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Lincoln Red Imps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Hapoel Beer Sheva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Buducnost Podgorica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SönderjyskE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APOEL Nikosia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KF Pristina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>
            <text:p>Dinamo Batumi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Riga FC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FK Sarajevo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Hapoel Beer Sheva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NSI Runavik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NK Maribor</text:p>
          </table:table-cell>
          <table:table-cell office:value-type="string">
            <text:p>1 (4 i.E.)</text:p>
          </table:table-cell>
          <table:table-cell/>
          <table:table-cell table:style-name="ce3" office:value-type="string">
            <text:p>Tre Fiori Fiorentino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Buducnost Podgorica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Viktoria Pilsen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Barry Town United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C Coleraine</text:p>
          </table:table-cell>
          <table:table-cell office:value-type="string">
            <text:p>1 (5 i.E.)</text:p>
          </table:table-cell>
          <table:table-cell/>
          <table:table-cell table:style-name="ce4" office:value-type="string">
            <text:p>Sileks Kratovo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Riga FC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Dinamo Brest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FC Santa Coloma</text:p>
          </table:table-cell>
          <table:table-cell office:value-type="string">
            <text:p>0 (3 i.E.)</text:p>
          </table:table-cell>
          <table:table-cell/>
          <table:table-cell table:style-name="ce3" office:value-type="string">
            <text:p>FC Motherwell</text:p>
          </table:table-cell>
          <table:table-cell office:value-type="string">
            <text:p>5</text:p>
          </table:table-cell>
          <table:table-cell/>
          <table:table-cell table:style-name="ce4" office:value-type="string">
            <text:p>KF Drita Gjian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Celtic Glasgow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Ludogorez Rasgrad</text:p>
          </table:table-cell>
          <table:table-cell office:value-type="string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Iskra Danilovgrad</text:p>
          </table:table-cell>
          <table:table-cell office:value-type="string">
            <text:p>0 (4 i.E.)</text:p>
          </table:table-cell>
          <table:table-cell/>
          <table:table-cell table:style-name="ce3" office:value-type="string">
            <text:p>FC Glentoran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IFK Göteborg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Legia Warschau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FK Sarajevo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Dinamo Minsk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FC Kopenhagen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KF Drita Gjilan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Celtic Glasgow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Piast Gleiwitz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Piast Gleiwitz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FC Kopenhagen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Legia Warschau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FC Valletta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ZSV Hartberg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Piast Gleiwitz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Qarabag Agdam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Bala Town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Aris Saloniki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HNK Rijeka</text:p>
          </table:table-cell>
          <table:table-cell office:value-type="string">
            <text:p>0 (2 n.V.)</text:p>
          </table:table-cell>
          <table:table-cell/>
          <table:table-cell table:style-name="ce4" office:value-type="string">
            <text:p>FC Kopenhagen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FC Vaduz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Kolos Kowaliwka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Kolos Kowaliwka</text:p>
          </table:table-cell>
          <table:table-cell office:value-type="string">
            <text:p>0 (0 n.V.)</text:p>
          </table:table-cell>
          <table:table-cell/>
          <table:table-cell table:style-name="ce4" office:value-type="string">
            <text:p>HNK Rijeka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Hibernians FC Paola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Standard Lüttich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Standard Lüttich</text:p>
          </table:table-cell>
          <table:table-cell office:value-type="string">
            <text:p>1 (2 n.V.)</text:p>
          </table:table-cell>
          <table:table-cell/>
          <table:table-cell table:style-name="ce3" office:value-type="string">
            <text:p>Standard Lüttich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Fehervar FC</text:p>
          </table:table-cell>
          <table:table-cell office:value-type="string">
            <text:p>1 (4 i.E.)</text:p>
          </table:table-cell>
          <table:table-cell/>
          <table:table-cell table:style-name="ce4" office:value-type="string">
            <text:p>Bala Town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Vojvodina Novi Sad</text:p>
          </table:table-cell>
          <table:table-cell office:value-type="string">
            <text:p>1 (1 n.V.)</text:p>
          </table:table-cell>
          <table:table-cell/>
          <table:table-cell table:style-name="ce3" office:value-type="string">
            <text:p>Fehervar FC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Bohemians Dublin</text:p>
          </table:table-cell>
          <table:table-cell office:value-type="string">
            <text:p>1 (2 i.E.)</text:p>
          </table:table-cell>
          <table:table-cell/>
          <table:table-cell table:style-name="ce3" office:value-type="string">
            <text:p>Hibernians FC Paola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Fehervar FC</text:p>
          </table:table-cell>
          <table:table-cell office:value-type="string">
            <text:p>0 (4 i.E.)</text:p>
          </table:table-cell>
          <table:table-cell/>
          <table:table-cell table:style-name="ce4" office:value-type="string">
            <text:p>Young Boys Bern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Servette Genf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Fehervar FC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Stade Reims</text:p>
          </table:table-cell>
          <table:table-cell office:value-type="string">
            <text:p>0 (1 i.E.)</text:p>
          </table:table-cell>
          <table:table-cell/>
          <table:table-cell table:style-name="ce4" office:value-type="string">
            <text:p>KF Tirana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MFK Ruzomberok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Servette Genf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Sheriff Tiraspol</text:p>
          </table:table-cell>
          <table:table-cell office:value-type="string">
            <text:p>1 (3 i.E.)</text:p>
          </table:table-cell>
          <table:table-cell/>
          <table:table-cell table:style-name="ce3" office:value-type="string">
            <text:p>FC Dundalk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ZSKA Sofia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Stade Reims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FC Dundalk</text:p>
          </table:table-cell>
          <table:table-cell office:value-type="string">
            <text:p>1 (5 i.E.)</text:p>
          </table:table-cell>
          <table:table-cell/>
          <table:table-cell table:style-name="ce3" office:value-type="string">
            <text:p>Klaksvik Itrottarfelag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Sirens FC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Inter Escaldes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Klaksvik Itrottarfelag</text:p>
          </table:table-cell>
          <table:table-cell office:value-type="string">
            <text:p>6</text:p>
          </table:table-cell>
          <table:table-cell/>
          <table:table-cell table:style-name="ce4" office:value-type="string">
            <text:p>FC Basel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B36 Torshavn</text:p>
          </table:table-cell>
          <table:table-cell office:value-type="string">
            <text:p>2 (4 n.V.)</text:p>
          </table:table-cell>
          <table:table-cell/>
          <table:table-cell table:style-name="ce3" office:value-type="string">
            <text:p>FC Dundalk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Dinamo Tiflis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ZSKA Sofia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FCI Levadia Tallinn</text:p>
          </table:table-cell>
          <table:table-cell office:value-type="string">
            <text:p>2 (3 n.V.)</text:p>
          </table:table-cell>
          <table:table-cell/>
          <table:table-cell table:style-name="ce4" office:value-type="string">
            <text:p>Connah's Quay Nomads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FC Basel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AEK Athen</text:p>
          </table:table-cell>
          <table:table-cell office:value-type="string">
            <text:p>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The New Saints</text:p>
          </table:table-cell>
          <table:table-cell office:value-type="string">
            <text:p>1 (3 n.V.)</text:p>
          </table:table-cell>
          <table:table-cell/>
          <table:table-cell table:style-name="ce4" office:value-type="string">
            <text:p>Dinamo Tiflis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Anorthosis Famagusta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VfL Wolfsburg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MSK Zilina</text:p>
          </table:table-cell>
          <table:table-cell office:value-type="string">
            <text:p>1 (1 n.V.)</text:p>
          </table:table-cell>
          <table:table-cell/>
          <table:table-cell table:style-name="ce3" office:value-type="string">
            <text:p>NK Osijek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ZSKA Sofia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Glasgow Rangers</text:p>
          </table:table-cell>
          <table:table-cell office:value-type="string">
            <text:p>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FK Kukesi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FC Basel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B36 Torshavn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Galatasaray Istanbul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Slavia Sofia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ZSKA Sofia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FC St. Gallen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Sporting Lissabon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Progres Niederkorn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BATE Borrisow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AEK Athen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Linzer ASK</text:p>
          </table:table-cell>
          <table:table-cell office:value-type="string">
            <text:p>4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Zeta Golubovci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B36 Torshavn</text:p>
          </table:table-cell>
          <table:table-cell office:value-type="string">
            <text:p>2 (5 i.E.)</text:p>
          </table:table-cell>
          <table:table-cell/>
          <table:table-cell table:style-name="ce3" office:value-type="string">
            <text:p>VfL Wolfsburg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FC Rio Ave</text:p>
          </table:table-cell>
          <table:table-cell office:value-type="string">
            <text:p>2 (8 i.E.)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Lincoln Red Imps FC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The New Saints</text:p>
          </table:table-cell>
          <table:table-cell office:value-type="string">
            <text:p>2 (4 i.E.)</text:p>
          </table:table-cell>
          <table:table-cell/>
          <table:table-cell table:style-name="ce3" office:value-type="string">
            <text:p>Desna Tschernihiw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AC Mailand</text:p>
          </table:table-cell>
          <table:table-cell office:value-type="string">
            <text:p>2 (9 i.E.)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Union Titus Petange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FK Kukesi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Willem II Tilburg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Tottenham Hotspur</text:p>
          </table:table-cell>
          <table:table-cell office:value-type="string">
            <text:p>7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Neftci Baku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VfL Wolfsburg</text:p>
          </table:table-cell>
          <table:table-cell office:value-type="string">
            <text:p>4</text:p>
          </table:table-cell>
          <table:table-cell/>
          <table:table-cell table:style-name="ce4" office:value-type="string">
            <text:p>Glasgow Rangers</text:p>
          </table:table-cell>
          <table:table-cell office:value-type="string">
            <text:p>4</text:p>
          </table:table-cell>
          <table:table-cell/>
          <table:table-cell table:style-name="ce3" office:value-type="string">
            <text:p>Maccabi Haifa</text:p>
          </table:table-cell>
          <table:table-cell office:value-type="string">
            <text:p>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>
            <text:p>Shkupi 1927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Progres Niederkorn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Galatasaray Istanbul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Alashkert Erewan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Willem II Tilburg</text:p>
          </table:table-cell>
          <table:table-cell office:value-type="string">
            <text:p>5</text:p>
          </table:table-cell>
          <table:table-cell/>
          <table:table-cell table:style-name="ce3" office:value-type="string">
            <text:p>Hajduk Split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Renova Dzepciste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Lincoln Red Imps FC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Sporting Lissabon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FC Aberdeen</text:p>
          </table:table-cell>
          <table:table-cell office:value-type="string">
            <text:p>6</text:p>
          </table:table-cell>
          <table:table-cell/>
          <table:table-cell table:style-name="ce4" office:value-type="string">
            <text:p>Glasgow Rangers</text:p>
          </table:table-cell>
          <table:table-cell office:value-type="string">
            <text:p>5</text:p>
          </table:table-cell>
          <table:table-cell/>
          <table:table-cell table:style-name="ce4" office:value-type="string">
            <text:p>FC Aberdeen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NSI Runavik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Neftci Baku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Linzer ASK</text:p>
          </table:table-cell>
          <table:table-cell office:value-type="string">
            <text:p>7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Borac Banja Luka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Galatasaray Istanbul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DAC Dunjaska Streda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Sutjeska Niksic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Renova Dzepciste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Besiktas Istanbul</text:p>
          </table:table-cell>
          <table:table-cell office:value-type="string">
            <text:p>1 (2 i.E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Shamrock Rovers</text:p>
          </table:table-cell>
          <table:table-cell office:value-type="string">
            <text:p>2 (12 i.E.)</text:p>
          </table:table-cell>
          <table:table-cell/>
          <table:table-cell table:style-name="ce4" office:value-type="string">
            <text:p>Hajduk Split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FC Rio Ave</text:p>
          </table:table-cell>
          <table:table-cell office:value-type="string">
            <text:p>1 (4 i.E.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Tampereen Ilves</text:p>
          </table:table-cell>
          <table:table-cell office:value-type="string">
            <text:p>2 (11 i.E.)</text:p>
          </table:table-cell>
          <table:table-cell/>
          <table:table-cell table:style-name="ce3" office:value-type="string">
            <text:p>Viking Stavanger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AC Mailand</text:p>
          </table:table-cell>
          <table:table-cell office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FK Bodö/Glimt</text:p>
          </table:table-cell>
          <table:table-cell office:value-type="string">
            <text:p>6</text:p>
          </table:table-cell>
          <table:table-cell/>
          <table:table-cell table:style-name="ce3" office:value-type="string">
            <text:p>FC Aberdeen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FK Bodö/Glimt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FK Kauno Zalgiris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Borac Banja Luka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Shkendija Tetovo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Zalgiris Vilnius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FC Rio Ave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Tottenham Hotspur</text:p>
          </table:table-cell>
          <table:table-cell office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>
            <text:p>Paise Linnameeskond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Shamrock Rovers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FK Rostow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Ordabassy Schymkent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AC Mailand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Maccabi Haifa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>
            <text:p>FC Botosani</text:p>
          </table:table-cell>
          <table:table-cell office:value-type="string">
            <text:p>2</text:p>
          </table:table-cell>
          <table:table-cell/>
          <table:table-cell table:style-name="ce4" office:value-type="string">
            <text:p>FK Bodö/Glimt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Sumaqayit FK</text:p>
          </table:table-cell>
          <table:table-cell office:value-type="string">
            <text:p>0</text:p>
          </table:table-cell>
          <table:table-cell/>
          <table:table-cell table:style-name="ce4" office:value-type="string">
            <text:p>Zalgiris Vilnius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Shkendija Tetovo</text:p>
          </table:table-cell>
          <table:table-cell office:value-type="string">
            <text:p>2</text:p>
          </table:table-cell>
          <table:table-cell/>
          <table:table-cell table:style-name="ce3" office:value-type="string">
            <text:p>FC Botosani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Iskra Danilovgrad</text:p>
          </table:table-cell>
          <table:table-cell office:value-type="string">
            <text:p>0</text:p>
          </table:table-cell>
          <table:table-cell/>
          <table:table-cell table:style-name="ce3" office:value-type="string">
            <text:p>Shkendija Tetovo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Lokomotive Plovdiv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Lokomotive Plovdiv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Maccabi Haifa</text:p>
          </table:table-cell>
          <table:table-cell office:value-type="string">
            <text:p>3</text:p>
          </table:table-cell>
          <table:table-cell/>
          <table:table-cell table:style-name="ce4" office:value-type="string">
            <text:p>Tottenham Hotspur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Zeljeznicar Sarajevo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Maccabi Haifa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Qairat Almaty</text:p>
          </table:table-cell>
          <table:table-cell office:value-type="string">
            <text:p>4</text:p>
          </table:table-cell>
          <table:table-cell/>
          <table:table-cell table:style-name="ce3" office:value-type="string">
            <text:p>Qairat Almaty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FC Noah</text:p>
          </table:table-cell>
          <table:table-cell office:value-type="string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8" table:default-cell-style-name="ce2"/>
        <table:table-column table:style-name="co1" table:default-cell-style-name="Default"/>
        <table:table-column table:style-name="co9" table:default-cell-style-name="ce2"/>
        <table:table-column table:style-name="co10" table:default-cell-style-name="ce5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Default"/>
        <table:table-column table:style-name="co5" table:default-cell-style-name="ce2"/>
        <table:table-column table:style-name="co1" table:default-cell-style-name="Default"/>
        <table:table-column table:style-name="co16" table:default-cell-style-name="ce2"/>
        <table:table-column table:style-name="co10" table:default-cell-style-name="ce5"/>
        <table:table-column table:style-name="co11" table:default-cell-style-name="ce2"/>
        <table:table-column table:style-name="co12" table:default-cell-style-name="Default"/>
        <table:table-column table:style-name="co17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7" table:default-cell-style-name="ce2"/>
        <table:table-row table:style-name="ro1" table:number-rows-repeated="2">
          <table:table-cell table:number-columns-repeated="23"/>
        </table:table-row>
        <table:table-row table:style-name="ro1">
          <table:table-cell table:style-name="ce1" office:value-type="string">
            <text:p>Gruppe A</text:p>
          </table:table-cell>
          <table:table-cell table:number-columns-repeated="11"/>
          <table:table-cell table:style-name="ce1" office:value-type="string">
            <text:p>Gruppe B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ASR</text:p>
          </table:table-cell>
          <table:table-cell office:value-type="string">
            <text:p>YBB</text:p>
          </table:table-cell>
          <table:table-cell office:value-type="string">
            <text:p>CFR</text:p>
          </table:table-cell>
          <table:table-cell office:value-type="string">
            <text:p>SOF</text:p>
          </table:table-cell>
          <table:table-cell table:number-columns-repeated="8"/>
          <table:table-cell office:value-type="string">
            <text:p>ARS</text:p>
          </table:table-cell>
          <table:table-cell office:value-type="string">
            <text:p>MOL</text:p>
          </table:table-cell>
          <table:table-cell office:value-type="string">
            <text:p>RAP</text:p>
          </table:table-cell>
          <table:table-cell office:value-type="string">
            <text:p>DU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S Rom</text:p>
          </table:table-cell>
          <table:table-cell office:value-type="string">
            <text:p>13: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AS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5:0</text:p>
          </table:table-cell>
          <table:table-cell table:style-name="ce5" office:value-type="string">
            <text:p>0: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rsenal London</text:p>
          </table:table-cell>
          <table:table-cell office:value-type="string">
            <text:p>20:5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ARS</text:p>
          </table:table-cell>
          <table:table-cell table:style-name="ce5" office:value-type="string">
            <text:p>-</text:p>
          </table:table-cell>
          <table:table-cell table:number-columns-repeated="2" table:style-name="ce5" office:value-type="string">
            <text:p>4:1</text:p>
          </table:table-cell>
          <table:table-cell table:style-name="ce5" office:value-type="string">
            <text:p>3: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Young Boys Bern</text:p>
          </table:table-cell>
          <table:table-cell office:value-type="string">
            <text:p>9: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YBB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1</text:p>
          </table:table-cell>
          <table:table-cell table:style-name="ce5" office:value-type="string">
            <text:p>3: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Molde FK</text:p>
          </table:table-cell>
          <table:table-cell office:value-type="string">
            <text:p>9: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OL</text:p>
          </table:table-cell>
          <table:table-cell table:style-name="ce5" office:value-type="string">
            <text:p>0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3: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CFR Cluj</text:p>
          </table:table-cell>
          <table:table-cell office:value-type="string">
            <text:p>4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FR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Rapid Wien</text:p>
          </table:table-cell>
          <table:table-cell office:value-type="string">
            <text:p>11:1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AP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3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ZSKA Sofia</text:p>
          </table:table-cell>
          <table:table-cell office:value-type="string">
            <text:p>3: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F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FC Dundalk</text:p>
          </table:table-cell>
          <table:table-cell office:value-type="string">
            <text:p>8: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UN</text:p>
          </table:table-cell>
          <table:table-cell table:style-name="ce5" office:value-type="string">
            <text:p>2:4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>
            <text:p>Gruppe C</text:p>
          </table:table-cell>
          <table:table-cell table:number-columns-repeated="11"/>
          <table:table-cell table:style-name="ce1" office:value-type="string">
            <text:p>Gruppe D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LEV</text:p>
          </table:table-cell>
          <table:table-cell office:value-type="string">
            <text:p>SLA</text:p>
          </table:table-cell>
          <table:table-cell office:value-type="string">
            <text:p>HBS</text:p>
          </table:table-cell>
          <table:table-cell office:value-type="string">
            <text:p>NIZ</text:p>
          </table:table-cell>
          <table:table-cell table:number-columns-repeated="8"/>
          <table:table-cell office:value-type="string">
            <text:p>RAN</text:p>
          </table:table-cell>
          <table:table-cell office:value-type="string">
            <text:p>BEN</text:p>
          </table:table-cell>
          <table:table-cell office:value-type="string">
            <text:p>LÜT</text:p>
          </table:table-cell>
          <table:table-cell office:value-type="string">
            <text:p>PO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ayer 04 Leverkusen</text:p>
          </table:table-cell>
          <table:table-cell office:value-type="string">
            <text:p>21: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LEV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0</text:p>
          </table:table-cell>
          <table:table-cell table:style-name="ce5" office:value-type="string">
            <text:p>4:1</text:p>
          </table:table-cell>
          <table:table-cell table:style-name="ce5" office:value-type="string">
            <text:p>6: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lasgow Rangers</text:p>
          </table:table-cell>
          <table:table-cell office:value-type="string">
            <text:p>13:7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RAN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3:2</text:p>
          </table:table-cell>
          <table:table-cell table:style-name="ce5" office:value-type="string">
            <text:p>1: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lavia Prag</text:p>
          </table:table-cell>
          <table:table-cell office:value-type="string">
            <text:p>11: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SLA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3: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enfica Lissabon</text:p>
          </table:table-cell>
          <table:table-cell office:value-type="string">
            <text:p>18:9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BEN</text:p>
          </table:table-cell>
          <table:table-cell table:style-name="ce5" office:value-type="string">
            <text:p>3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4: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apoel Beer Sheva</text:p>
          </table:table-cell>
          <table:table-cell office:value-type="string">
            <text:p>7: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HBS</text:p>
          </table:table-cell>
          <table:table-cell table:style-name="ce5" office:value-type="string">
            <text:p>2:4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andard Lüttich</text:p>
          </table:table-cell>
          <table:table-cell office:value-type="string">
            <text:p>7:1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ÜT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2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OGC Nizza</text:p>
          </table:table-cell>
          <table:table-cell office:value-type="string">
            <text:p>8:1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IZ</text:p>
          </table:table-cell>
          <table:table-cell table:style-name="ce5" office:value-type="string">
            <text:p>2:3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ech Posen</text:p>
          </table:table-cell>
          <table:table-cell office:value-type="string">
            <text:p>6:1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OS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2:4</text:p>
          </table:table-cell>
          <table:table-cell table:style-name="ce5" office:value-type="string">
            <text:p>3:1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>
            <text:p>Gruppe E</text:p>
          </table:table-cell>
          <table:table-cell table:number-columns-repeated="11"/>
          <table:table-cell table:style-name="ce1" office:value-type="string">
            <text:p>Gruppe F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PSV</text:p>
          </table:table-cell>
          <table:table-cell office:value-type="string">
            <text:p>GRA</text:p>
          </table:table-cell>
          <table:table-cell office:value-type="string">
            <text:p>PAOK</text:p>
          </table:table-cell>
          <table:table-cell office:value-type="string">
            <text:p>OMO</text:p>
          </table:table-cell>
          <table:table-cell table:number-columns-repeated="8"/>
          <table:table-cell office:value-type="string">
            <text:p>NEA</text:p>
          </table:table-cell>
          <table:table-cell office:value-type="string">
            <text:p>SOC</text:p>
          </table:table-cell>
          <table:table-cell office:value-type="string">
            <text:p>AZA</text:p>
          </table:table-cell>
          <table:table-cell office:value-type="string">
            <text:p>HNK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SV Eindhoven</text:p>
          </table:table-cell>
          <table:table-cell office:value-type="string">
            <text:p>12:9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PSV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3:2</text:p>
          </table:table-cell>
          <table:table-cell table:style-name="ce5" office:value-type="string">
            <text:p>4: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SC Neapel</text:p>
          </table:table-cell>
          <table:table-cell office:value-type="string">
            <text:p>7: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NE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2: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FC Granada</text:p>
          </table:table-cell>
          <table:table-cell office:value-type="string">
            <text:p>6:3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GRA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2: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eal Sociedad</text:p>
          </table:table-cell>
          <table:table-cell office:value-type="string">
            <text:p>5: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OC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2:2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PAOK Saloniki</text:p>
          </table:table-cell>
          <table:table-cell office:value-type="string">
            <text:p>8: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AOK</text:p>
          </table:table-cell>
          <table:table-cell table:style-name="ce5" office:value-type="string">
            <text:p>4:1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AZ Alkmaar</text:p>
          </table:table-cell>
          <table:table-cell office:value-type="string">
            <text:p>7: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ZA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Omonia Nikosia</text:p>
          </table:table-cell>
          <table:table-cell office:value-type="string">
            <text:p>5: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MO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2:1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HNK Rijeka</text:p>
          </table:table-cell>
          <table:table-cell office:value-type="string">
            <text:p>6: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HNK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2:1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>
            <text:p>Gruppe G</text:p>
          </table:table-cell>
          <table:table-cell table:number-columns-repeated="11"/>
          <table:table-cell table:style-name="ce1" office:value-type="string">
            <text:p>Gruppe H</text:p>
          </table:table-cell>
          <table:table-cell table:number-columns-repeated="10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office:value-type="string">
            <text:p>MIL</text:p>
          </table:table-cell>
          <table:table-cell office:value-type="string">
            <text:p>LIL</text:p>
          </table:table-cell>
          <table:table-cell office:value-type="string">
            <text:p>SPA</text:p>
          </table:table-cell>
          <table:table-cell office:value-type="string">
            <text:p>CE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string">
            <text:p>LEI</text:p>
          </table:table-cell>
          <table:table-cell office:value-type="string">
            <text:p>BRA</text:p>
          </table:table-cell>
          <table:table-cell office:value-type="string">
            <text:p>LUH</text:p>
          </table:table-cell>
          <table:table-cell office:value-type="string">
            <text:p>AEK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 Mailand</text:p>
          </table:table-cell>
          <table:table-cell office:value-type="string">
            <text:p>12:7</text:p>
          </table:table-cell>
          <table:table-cell office:value-type="float" office:value="13">
            <text:p>13</text:p>
          </table:table-cell>
          <table:table-cell table:style-name="ce2"/>
          <table:table-cell office:value-type="string">
            <text:p>MIL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3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4:2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Leicester City</text:p>
          </table:table-cell>
          <table:table-cell office:value-type="string">
            <text:p>14: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LEI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0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2: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SC Lille</text:p>
          </table:table-cell>
          <table:table-cell office:value-type="string">
            <text:p>14:8</text:p>
          </table:table-cell>
          <table:table-cell office:value-type="float" office:value="11">
            <text:p>11</text:p>
          </table:table-cell>
          <table:table-cell table:style-name="ce2"/>
          <table:table-cell office:value-type="string">
            <text:p>LIL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1</text:p>
          </table:table-cell>
          <table:table-cell table:style-name="ce5" office:value-type="string">
            <text:p>2:2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Sporting Braga</text:p>
          </table:table-cell>
          <table:table-cell office:value-type="string">
            <text:p>14:1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BRA</text:p>
          </table:table-cell>
          <table:table-cell table:style-name="ce5" office:value-type="string">
            <text:p>3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0</text:p>
          </table:table-cell>
          <table:table-cell table:style-name="ce5" office:value-type="string">
            <text:p>3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parta Prag</text:p>
          </table:table-cell>
          <table:table-cell office:value-type="string">
            <text:p>10:12</text:p>
          </table:table-cell>
          <table:table-cell office:value-type="float" office:value="6">
            <text:p>6</text:p>
          </table:table-cell>
          <table:table-cell table:style-name="ce2"/>
          <table:table-cell office:value-type="string">
            <text:p>SPA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1:4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Sorja Luhansk</text:p>
          </table:table-cell>
          <table:table-cell office:value-type="string">
            <text:p>6:1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LUH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Celtic Glasgow</text:p>
          </table:table-cell>
          <table:table-cell office:value-type="string">
            <text:p>10:19</text:p>
          </table:table-cell>
          <table:table-cell office:value-type="float" office:value="4">
            <text:p>4</text:p>
          </table:table-cell>
          <table:table-cell table:style-name="ce2"/>
          <table:table-cell office:value-type="string">
            <text:p>CEL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3:2</text:p>
          </table:table-cell>
          <table:table-cell table:style-name="ce5" office:value-type="string">
            <text:p>1:4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AEK Athen</text:p>
          </table:table-cell>
          <table:table-cell office:value-type="string">
            <text:p>7: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EK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2:4</text:p>
          </table:table-cell>
          <table:table-cell table:style-name="ce5" office:value-type="string">
            <text:p>0:3</text:p>
          </table:table-cell>
          <table:table-cell table:style-name="ce5" office:value-type="string">
            <text:p>-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Gruppe I</text:p>
          </table:table-cell>
          <table:table-cell table:number-columns-repeated="11"/>
          <table:table-cell table:style-name="ce1" office:value-type="string">
            <text:p>Gruppe J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VIL</text:p>
          </table:table-cell>
          <table:table-cell office:value-type="string">
            <text:p>MAC</text:p>
          </table:table-cell>
          <table:table-cell office:value-type="string">
            <text:p>SIV</text:p>
          </table:table-cell>
          <table:table-cell office:value-type="string">
            <text:p>QAR</text:p>
          </table:table-cell>
          <table:table-cell table:number-columns-repeated="8"/>
          <table:table-cell office:value-type="string">
            <text:p>TOT</text:p>
          </table:table-cell>
          <table:table-cell office:value-type="string">
            <text:p>ANT</text:p>
          </table:table-cell>
          <table:table-cell office:value-type="string">
            <text:p>LASK</text:p>
          </table:table-cell>
          <table:table-cell office:value-type="string">
            <text:p>RA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C Villarreal</text:p>
          </table:table-cell>
          <table:table-cell office:value-type="string">
            <text:p>17:5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VIL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0</text:p>
          </table:table-cell>
          <table:table-cell table:style-name="ce5" office:value-type="string">
            <text:p>5:3</text:p>
          </table:table-cell>
          <table:table-cell table:style-name="ce5" office:value-type="string">
            <text:p>3: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ottenham Hotspur</text:p>
          </table:table-cell>
          <table:table-cell office:value-type="string">
            <text:p>15: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O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0</text:p>
          </table:table-cell>
          <table:table-cell table:style-name="ce5" office:value-type="string">
            <text:p>3:0</text:p>
          </table:table-cell>
          <table:table-cell table:style-name="ce5" office:value-type="string">
            <text:p>4: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Maccabi Tel Aviv</text:p>
          </table:table-cell>
          <table:table-cell office:value-type="string">
            <text:p>6: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AC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-</text:p>
          </table:table-cell>
          <table:table-cell table:number-columns-repeated="2" table:style-name="ce5" office:value-type="string">
            <text:p>1: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yal Antwerpen</text:p>
          </table:table-cell>
          <table:table-cell office:value-type="string">
            <text:p>8: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T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3: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Sivasspor</text:p>
          </table:table-cell>
          <table:table-cell office:value-type="string">
            <text:p>9:1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IV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inzer ASK</text:p>
          </table:table-cell>
          <table:table-cell office:value-type="string">
            <text:p>11:1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LASK</text:p>
          </table:table-cell>
          <table:table-cell table:style-name="ce5" office:value-type="string">
            <text:p>3:3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4:3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Qarabag Agdam</text:p>
          </table:table-cell>
          <table:table-cell office:value-type="string">
            <text:p>4: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AR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1:1</text:p>
          </table:table-cell>
          <table:table-cell table:style-name="ce5" office:value-type="string">
            <text:p>2:3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Ludogorez Rasgrad</text:p>
          </table:table-cell>
          <table:table-cell office:value-type="string">
            <text:p>7: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S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1:3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>
            <text:p>Gruppe K</text:p>
          </table:table-cell>
          <table:table-cell table:number-columns-repeated="11"/>
          <table:table-cell table:style-name="ce1" office:value-type="string">
            <text:p>Gruppe L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ZAG</text:p>
          </table:table-cell>
          <table:table-cell office:value-type="string">
            <text:p>WAC</text:p>
          </table:table-cell>
          <table:table-cell office:value-type="string">
            <text:p>FEY</text:p>
          </table:table-cell>
          <table:table-cell office:value-type="string">
            <text:p>ZSKA</text:p>
          </table:table-cell>
          <table:table-cell table:number-columns-repeated="8"/>
          <table:table-cell office:value-type="string">
            <text:p>HOF</text:p>
          </table:table-cell>
          <table:table-cell office:value-type="string">
            <text:p>RSB</text:p>
          </table:table-cell>
          <table:table-cell office:value-type="string">
            <text:p>LIB</text:p>
          </table:table-cell>
          <table:table-cell office:value-type="string">
            <text:p>KAA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Dinamo Zagreb</text:p>
          </table:table-cell>
          <table:table-cell office:value-type="string">
            <text:p>9: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ZA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SG Hoffenheim</text:p>
          </table:table-cell>
          <table:table-cell office:value-type="string">
            <text:p>17: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HOF</text:p>
          </table:table-cell>
          <table:table-cell table:style-name="ce5" office:value-type="string">
            <text:p>-</text:p>
          </table:table-cell>
          <table:table-cell table:style-name="ce5" office:value-type="string">
            <text:p>2:0</text:p>
          </table:table-cell>
          <table:table-cell table:style-name="ce5" office:value-type="string">
            <text:p>5:0</text:p>
          </table:table-cell>
          <table:table-cell table:style-name="ce5" office:value-type="string">
            <text:p>4: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Wolfsberger AC</text:p>
          </table:table-cell>
          <table:table-cell office:value-type="string">
            <text:p>7: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WAC</text:p>
          </table:table-cell>
          <table:table-cell table:style-name="ce5" office:value-type="string">
            <text:p>0: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  <table:table-cell table:style-name="ce5" office:value-type="string">
            <text:p>1: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Roter Stern Belgrad</text:p>
          </table:table-cell>
          <table:table-cell office:value-type="string">
            <text:p>9: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RSB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5:1</text:p>
          </table:table-cell>
          <table:table-cell table:style-name="ce5" office:value-type="string">
            <text:p>2: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Feyenoord Rotterdam</text:p>
          </table:table-cell>
          <table:table-cell office:value-type="string">
            <text:p>4: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Y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1:4</text:p>
          </table:table-cell>
          <table:table-cell table:style-name="ce5" office:value-type="string">
            <text:p>-</text:p>
          </table:table-cell>
          <table:table-cell table:style-name="ce5" office:value-type="string">
            <text:p>3: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lovan Liberec</text:p>
          </table:table-cell>
          <table:table-cell office:value-type="string">
            <text:p>4:1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LIB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: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ZSKA Moskau</text:p>
          </table:table-cell>
          <table:table-cell office:value-type="string">
            <text:p>3: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ZSKA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0:1</text:p>
          </table:table-cell>
          <table:table-cell table:style-name="ce5" office:value-type="string">
            <text:p>0:0</text:p>
          </table:table-cell>
          <table:table-cell table:style-name="ce5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KAA Gent</text:p>
          </table:table-cell>
          <table:table-cell office:value-type="string">
            <text:p>4: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AA</text:p>
          </table:table-cell>
          <table:table-cell table:style-name="ce5" office:value-type="string">
            <text:p>1:4</text:p>
          </table:table-cell>
          <table:table-cell table:style-name="ce5" office:value-type="string">
            <text:p>0:2</text:p>
          </table:table-cell>
          <table:table-cell table:style-name="ce5" office:value-type="string">
            <text:p>1:2</text:p>
          </table:table-cell>
          <table:table-cell table:style-name="ce5" office:value-type="string">
            <text:p>-</text:p>
          </table:table-cell>
        </table:table-row>
        <table:table-row table:style-name="ro1" table:number-rows-repeated="104853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O-Phase" table:style-name="ta1" table:print="false">
        <table:table-column table:style-name="co1" table:default-cell-style-name="ce2"/>
        <table:table-column table:style-name="co18" table:default-cell-style-name="ce2"/>
        <table:table-column table:style-name="co12" table:number-columns-repeated="2" table:default-cell-style-name="ce2"/>
        <table:table-column table:style-name="co1" table:default-cell-style-name="ce2"/>
        <table:table-column table:style-name="co19" table:default-cell-style-name="ce2"/>
        <table:table-column table:style-name="co12" table:default-cell-style-name="ce2"/>
        <table:table-column table:style-name="co20" table:default-cell-style-name="ce2"/>
        <table:table-column table:style-name="co1" table:default-cell-style-name="ce2"/>
        <table:table-column table:style-name="co21" table:default-cell-style-name="ce2"/>
        <table:table-column table:style-name="co12" table:number-columns-repeated="2" table:default-cell-style-name="ce2"/>
        <table:table-column table:style-name="co1" table:default-cell-style-name="ce2"/>
        <table:table-column table:style-name="co21" table:default-cell-style-name="ce2"/>
        <table:table-column table:style-name="co12" table:number-columns-repeated="2" table:default-cell-style-name="ce2"/>
        <table:table-column table:style-name="co1" table:default-cell-style-name="ce2"/>
        <table:table-column table:style-name="co21" table:default-cell-style-name="ce2"/>
        <table:table-column table:style-name="co7" table:number-columns-repeated="1006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Zwischenrunde</text:p>
          </table:table-cell>
          <table:table-cell table:style-name="ce7" table:number-columns-repeated="3"/>
          <table:table-cell table:style-name="ce7" office:value-type="string">
            <text:p>Achtelfinale</text:p>
          </table:table-cell>
          <table:table-cell table:style-name="ce7" table:number-columns-repeated="3"/>
          <table:table-cell table:style-name="ce7" office:value-type="string">
            <text:p>Viertelfinale</text:p>
          </table:table-cell>
          <table:table-cell table:style-name="ce7" table:number-columns-repeated="3"/>
          <table:table-cell table:style-name="ce7" office:value-type="string">
            <text:p>Halbfinale</text:p>
          </table:table-cell>
          <table:table-cell table:style-name="ce7" table:number-columns-repeated="3"/>
          <table:table-cell table:style-name="ce7" office:value-type="string">
            <text:p>Finale</text:p>
          </table:table-cell>
          <table:table-cell table:style-name="ce7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Wolfsberger 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ottenham Hotspur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string">
            <text:p>0 (0 n.V.)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Dinamo Zagreb</text:p>
          </table:table-cell>
          <table:table-cell office:value-type="float" office:value="0">
            <text:p>0</text:p>
          </table:table-cell>
          <table:table-cell office:value-type="string">
            <text:p>2 (3 n.V.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FK Krasnod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inamo Zagre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9"/>
          <table:table-cell table:style-name="ce3" office:value-type="string">
            <text:p>Dinamo Zagre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string">
            <text:p>FC Villarre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Dynamo Kiew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Club Brüg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Dynamo Kiew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FC Villarreal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RB Salzbur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FC Villarreal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13"/>
          <table:table-cell table:style-name="ce3" office:value-type="string">
            <text:p>FC Villarrea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" office:value-type="string">
            <text:p>FC Arsen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Olympiakos Pirä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PSV Eindhove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Olympiakos Piräus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FC Arsena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Benfica Lissab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FC Arsen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9"/>
          <table:table-cell table:style-name="ce3" office:value-type="string">
            <text:p>FC Arsen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Slavia Pra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Leicester City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Glasgow Rang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Royal Antwerp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Glasgow Ranger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17"/>
          <table:table-cell table:style-name="ce3" office:value-type="string">
            <text:p>FC Villarreal</text:p>
          </table:table-cell>
          <table:table-cell office:value-type="string">
            <text:p>1 (11 i.E.)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" office:value-type="string">
            <text:p>Manchester United</text:p>
          </table:table-cell>
          <table:table-cell office:value-type="string">
            <text:p>1 (10 i.E.)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FC Grana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SSC Neap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FC Grana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Molde F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Molde F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SG Hoffenhei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9"/>
          <table:table-cell table:style-name="ce3" office:value-type="string">
            <text:p>FC Granada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string">
            <text:p>Manchester United</text:p>
          </table:table-cell>
          <table:table-cell table:number-columns-repeated="2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eal Sociedad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Manchester Unite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Manchester United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AC Mai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AC Mai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3"/>
          <table:table-cell table:style-name="ce3" office:value-type="string">
            <text:p>Manchester Unite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" office:value-type="string">
            <text:p>AS Ro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OSC Lill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Ajax Amsterdam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Ajax Amsterda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Young Boys Ber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Bayer 04 Leverkus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number-columns-repeated="9"/>
          <table:table-cell table:style-name="ce3" office:value-type="string">
            <text:p>Ajax Amsterdam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string">
            <text:p>AS Ro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Sporting Bra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AS Ro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3" office:value-type="string">
            <text:p>AS Ro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>
            <text:p>Schachtar Donez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Maccabi Tel Aviv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Schachtar Donez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7.03.2022</text:date>, <text:time>21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3M15S</meta:editing-duration>
    <meta:editing-cycles>253</meta:editing-cycles>
    <meta:generator>OpenOffice/4.1.11$Win32 OpenOffice.org_project/4111m1$Build-9808</meta:generator>
    <dc:date>2022-03-07T21:42:17.73</dc:date>
    <dc:creator>Felix Kahlert</dc:creator>
    <meta:document-statistic meta:table-count="3" meta:cell-count="1306" meta:object-count="0"/>
    <meta:user-defined meta:name="Info 1"/>
    <meta:user-defined meta:name="Info 2"/>
    <meta:user-defined meta:name="Info 3"/>
    <meta:user-defined meta:name="Info 4"/>
  </office:meta>
</office:document-meta>
</file>